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5.777cm" table:align="left"/>
    </style:style>
    <style:style style:name="Tabela1.A" style:family="table-column">
      <style:table-column-properties style:column-width="2.997cm"/>
    </style:style>
    <style:style style:name="Tabela1.B" style:family="table-column">
      <style:table-column-properties style:column-width="1.152cm"/>
    </style:style>
    <style:style style:name="Tabela1.C" style:family="table-column">
      <style:table-column-properties style:column-width="1.628cm"/>
    </style:style>
    <style:style style:name="Tabela1.A1" style:family="table-cell">
      <style:table-cell-properties style:vertical-align="middle" fo:padding="0.053cm" fo:border="0.05pt solid #c7bc8f"/>
    </style:style>
    <style:style style:name="P1" style:family="paragraph" style:parent-style-name="Heading_20_2">
      <style:text-properties fo:font-variant="normal" fo:text-transform="none" fo:color="#47651b" loext:opacity="100%" style:text-line-through-style="none" style:text-line-through-type="none" style:font-name="Arial" fo:font-size="16.5pt" fo:letter-spacing="normal" fo:font-style="normal" style:text-underline-style="none" fo:font-weight="normal" officeooo:rsid="00017798" officeooo:paragraph-rsid="00017798" style:text-blinking="false"/>
    </style:style>
    <style:style style:name="P2" style:family="paragraph" style:parent-style-name="Standard">
      <style:text-properties officeooo:rsid="00017798" officeooo:paragraph-rsid="00017798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17798" officeooo:paragraph-rsid="00017798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64d14" loext:opacity="100%" fo:letter-spacing="normal" fo:background-color="#e9e4d3" loext:padding="0cm" loext:border="none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Arial" fo:font-size="9pt" fo:letter-spacing="normal" fo:font-style="normal" fo:font-weight="normal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ff0000" loext:opacity="100%" style:font-name="Arial" fo:font-size="9pt" fo:letter-spacing="normal" fo:font-style="normal" fo:font-weight="normal"/>
    </style:style>
    <style:style style:name="P8" style:family="paragraph" style:parent-style-name="Text_20_body">
      <style:text-properties fo:font-variant="normal" fo:text-transform="none" fo:color="#47651b" loext:opacity="100%" style:text-line-through-style="none" style:text-line-through-type="none" style:font-name="Arial" fo:font-size="16.5pt" fo:letter-spacing="normal" fo:font-style="normal" style:text-underline-style="none" fo:font-weight="normal" officeooo:rsid="00017798" officeooo:paragraph-rsid="00017798" style:text-blinking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T1" style:family="text">
      <style:text-properties style:font-name="Arial" fo:font-size="8.25pt" fo:font-style="normal" fo:font-weight="normal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fo:font-size="18pt" fo:background-color="#ffff00" loext:char-shading-value="0"/>
    </style:style>
    <style:style style:name="T4" style:family="text">
      <style:text-properties fo:font-variant="normal" fo:text-transform="none" fo:color="#ff0000" loext:opacity="100%" style:font-name="Arial" fo:font-size="18pt" fo:letter-spacing="normal" fo:font-style="normal" fo:font-weight="normal" fo:background-color="#ffff00" loext:char-shading-value="0"/>
    </style:style>
    <style:style style:name="T5" style:family="text">
      <style:text-properties fo:font-variant="normal" fo:text-transform="none" fo:color="#000000" loext:opacity="100%" style:font-name="Arial" fo:font-size="14pt" fo:letter-spacing="normal" fo:font-style="normal" fo:font-weight="normal" fo:background-color="#c0c0c0" loext:char-shading-value="0"/>
    </style:style>
    <style:style style:name="T6" style:family="text">
      <style:text-properties fo:font-variant="normal" fo:text-transform="none" fo:color="#000000" loext:opacity="100%" style:font-name="Arial" fo:font-size="9pt" fo:letter-spacing="normal" fo:font-style="normal" fo:font-weight="normal"/>
    </style:style>
    <style:style style:name="T7" style:family="text">
      <style:text-properties fo:font-size="14pt" fo:background-color="#ffff00" loext:char-shading-value="0"/>
    </style:style>
    <style:style style:name="T8" style:family="text">
      <style:text-properties fo:color="#0000ff" loext:opacity="100%"/>
    </style:style>
    <style:style style:name="T9" style:family="text"/>
    <style:style style:name="fr1" style:family="graphic" style:parent-style-name="Graphics">
      <style:graphic-properties fo:margin-left="0.053cm" fo:margin-right="0.053cm" fo:margin-top="0.053cm" fo:margin-bottom="0.053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ED_HORA_E_MEMORIA</text:p>
      <text:p text:style-name="P2"/>
      <text:h text:style-name="P1" text:outline-level="2">Alguns usuários tem reportado que o SPED entrou automaticamente no horário de verão em outubro de 2019. Esse problema ocorreu porque a versão do java utilizada no SPED 64 bits considera que o fuso horário America/Sao_Paulo é GMT -3 e no verão GMT -2.</text:h>
      <text:p text:style-name="P8"/>
      <text:p text:style-name="P8">A solução de contorno é trocar o fuso horário do java para America/Recife, que é GMT -3 e não possui horário de verão.</text:p>
      <text:p text:style-name="P8"/>
      <text:p text:style-name="P8">Para resolver o problema, edite o arquivo /etc/default/tomcat7, procure pela linha iniciada por JAVA_OPTS e faça as seguintes alterações:</text:p>
      <text:p text:style-name="P8"/>
      <text:p text:style-name="P8">Acrecente uma linha referente a variável do timezone:</text:p>
      <text:p text:style-name="P8"/>
      <text:p text:style-name="P8"><text:s text:c="4"/>TOMCAT_TIMEZONE="-Duser.timezone=America/Recife"</text:p>
      <text:p text:style-name="P8"/>
      <text:p text:style-name="P8"><text:s/></text:p>
      <text:p text:style-name="P8"/>
      <text:p text:style-name="P8">Acrescente a variável de timezone na linha variável JAVA_OPTS:</text:p>
      <text:p text:style-name="P8"/>
      <text:p text:style-name="P8"><text:s text:c="4"/>JAVA_OPTS="-Djava.awt.headless=true -Xms512m -Xmx2048m -XX:+UseConcMarkSweepGC $TOMCAT_TIMEZONE"</text:p>
      <text:p text:style-name="P8"/>
      <text:p text:style-name="P8">(As variáveis -Xms e -Xmx devem ser configuradas de acordo com a quantidade de memória física disponível no servidor, <text:soft-page-break/>conforme artigo http://softwarelivre.eb.mil.br/spedsite/index.php?view=article&amp;id=96:melhorando-a-performance-no-download-de-documentos-pelo-mi)</text:p>
      <text:h text:style-name="P1" text:outline-level="2"/>
      <text:h text:style-name="P1" text:outline-level="2">Melhorando a performance no download de documentos pelo MI</text:h>
      <text:p text:style-name="P5"><draw:frame draw:style-name="fr1" draw:name="Figura1" text:anchor-type="as-char" svg:width="0.45cm" svg:height="0.476cm" draw:z-index="0"><draw:image xlink:href="http://softwarelivre.eb.mil.br/spedsite/templates/sped_2colunas/images/postdateicon.png" xlink:type="simple" xlink:show="embed" xlink:actuate="onLoad"/><svg:title>postdateicon</svg:title></draw:frame><text:span text:style-name="T1">Seg, 08 de Julho de 2019 11:32 | </text:span><text:span text:style-name="T1"><draw:frame draw:style-name="fr1" draw:name="Figura2" text:anchor-type="as-char" svg:width="0.37cm" svg:height="0.37cm" draw:z-index="1"><draw:image xlink:href="http://softwarelivre.eb.mil.br/spedsite/templates/sped_2colunas/images/postauthoricon.png" xlink:type="simple" xlink:show="embed" xlink:actuate="onLoad"/><svg:title>postauthoricon</svg:title></draw:frame></text:span><text:span text:style-name="T1">Escrito por Wesley Oliveira Aguiar</text:span></text:p>
      <text:p text:style-name="P9"><text:span text:style-name="Strong_20_Emphasis"><text:span text:style-name="T4">ATENÇÃO OM COM MI!!!</text:span></text:span></text:p>
      <text:p text:style-name="P10"><text:span text:style-name="Strong_20_Emphasis"><text:span text:style-name="T3"/></text:span></text:p>
      <text:p text:style-name="P10"><text:span text:style-name="Strong_20_Emphasis"><text:span text:style-name="T5">É altamente recomendado realizar os procedimentos abaixo, para melhoria na performance do download de documentos pelo MI.</text:span></text:span></text:p>
      <text:p text:style-name="P10"><text:span text:style-name="Strong_20_Emphasis"><text:span text:style-name="T7"/></text:span></text:p>
      <text:p text:style-name="P6">Para gerenciar a memória destinada ao Tomcat7 no SPED 64bits, seguir o seguinte procedimento:</text:p>
      <text:p text:style-name="P10"><text:span text:style-name="T6">Editar o arquivo</text:span><text:span text:style-name="Strong_20_Emphasis"><text:span text:style-name="T6"> /etc/default/tomcat7</text:span></text:span><text:span text:style-name="T6"> e procurar pela linha: (Caso o arquivo não exista, o mesmo deverá ser criado)</text:span></text:p>
      <text:p text:style-name="P7">JAVA_OPTS="-Djava.awt.headless=true -<text:bookmark text:name="DWT136"/>Xmx128m -XX:+UseConcMarkSweepGC"</text:p>
      <text:p text:style-name="P10"/>
      <text:p text:style-name="P6">Acrescentar o parâmetro -Xms e alterar o valor de -<text:bookmark text:name="DWT138"/>Xmx: (exemplo para 4GB de RAM)<text:line-break/><text:span text:style-name="T2">JAVA_OPTS="-Djava.awt.headless=true </text:span><text:span text:style-name="T8">-Xms512m -</text:span><text:bookmark text:name="DWT140"/><text:span text:style-name="T8">Xmx2048m</text:span><text:span text:style-name="T2"> -XX:+UseConcMarkSweepGC"</text:span></text:p>
      <text:p text:style-name="P10"/>
      <text:p text:style-name="P6">Os valores devem ser testados para cada caso. A equipe do projeto SIGADEx sugere: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<text:span text:style-name="Strong_20_Emphasis">RAM Instalada</text:span></text:p>
          </table:table-cell>
          <table:table-cell table:style-name="Tabela1.A1" office:value-type="string">
            <text:p text:style-name="P4"><text:span text:style-name="Strong_20_Emphasis">Xms</text:span></text:p>
          </table:table-cell>
          <table:table-cell table:style-name="Tabela1.A1" office:value-type="string">
            <text:p text:style-name="P4"><text:span text:style-name="Strong_20_Emphasis">Xmx</text:span></text:p>
          </table:table-cell>
        </table:table-row>
        <table:table-row>
          <table:table-cell table:style-name="Tabela1.A1" office:value-type="string">
            <text:p text:style-name="P4">4GB</text:p>
          </table:table-cell>
          <table:table-cell table:style-name="Tabela1.A1" office:value-type="string">
            <text:p text:style-name="P4">512m</text:p>
          </table:table-cell>
          <table:table-cell table:style-name="Tabela1.A1" office:value-type="string">
            <text:p text:style-name="P4">2048m</text:p>
          </table:table-cell>
        </table:table-row>
        <table:table-row>
          <table:table-cell table:style-name="Tabela1.A1" office:value-type="string">
            <text:p text:style-name="P4">6GB</text:p>
          </table:table-cell>
          <table:table-cell table:style-name="Tabela1.A1" office:value-type="string">
            <text:p text:style-name="P4">512m</text:p>
          </table:table-cell>
          <table:table-cell table:style-name="Tabela1.A1" office:value-type="string">
            <text:p text:style-name="P4">3072m</text:p>
          </table:table-cell>
        </table:table-row>
        <table:table-row>
          <table:table-cell table:style-name="Tabela1.A1" office:value-type="string">
            <text:p text:style-name="P4">8GB</text:p>
          </table:table-cell>
          <table:table-cell table:style-name="Tabela1.A1" office:value-type="string">
            <text:p text:style-name="P4">512m</text:p>
          </table:table-cell>
          <table:table-cell table:style-name="Tabela1.A1" office:value-type="string">
            <text:p text:style-name="P4">4096m</text:p>
          </table:table-cell>
        </table:table-row>
        <table:table-row>
          <table:table-cell table:style-name="Tabela1.A1" office:value-type="string">
            <text:p text:style-name="P4">12GB</text:p>
          </table:table-cell>
          <table:table-cell table:style-name="Tabela1.A1" office:value-type="string">
            <text:p text:style-name="P4">512m</text:p>
          </table:table-cell>
          <table:table-cell table:style-name="Tabela1.A1" office:value-type="string">
            <text:p text:style-name="P4">8192m</text:p>
          </table:table-cell>
        </table:table-row>
        <table:table-row>
          <table:table-cell table:style-name="Tabela1.A1" office:value-type="string">
            <text:p text:style-name="P4">16GB</text:p>
          </table:table-cell>
          <table:table-cell table:style-name="Tabela1.A1" office:value-type="string">
            <text:p text:style-name="P4">512m</text:p>
          </table:table-cell>
          <table:table-cell table:style-name="Tabela1.A1" office:value-type="string">
            <text:p text:style-name="P4">10240m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5:23:06.817268523</meta:creation-date>
    <dc:date>2022-11-10T15:24:38.256642222</dc:date>
    <meta:editing-duration>PT1M34S</meta:editing-duration>
    <meta:editing-cycles>1</meta:editing-cycles>
    <meta:document-statistic meta:table-count="1" meta:image-count="2" meta:object-count="0" meta:page-count="2" meta:paragraph-count="37" meta:word-count="262" meta:character-count="1921" meta:non-whitespace-character-count="1686"/>
    <meta:generator>LibreOffice/7.4.2.3$Linux_X86_64 LibreOffice_project/40$Build-3</meta:generator>
  </office:meta>
</office:document-meta>
</file>